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713cm">
            <draw:object draw:notify-on-update-of-ranges="Sheet1.A2:Sheet1.A135 Sheet1.B2:Sheet1.B1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]-3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]-3"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]-3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5]-3"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6]-3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7]-3"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8]-3"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9]-3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0]-3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1]-3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2]-3"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3]-3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4]-3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5]-3"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6]-3"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7]-3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8]-3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]-3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0]-3" office:value-type="float" office:value="63" calcext:value-type="float">
            <text:p>6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1]-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2]-3"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3]-3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4]-3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5]-2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6]-2"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7]-2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8]-2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29]-2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0]-2"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1]-2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2]-2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3]-2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4]-2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5]-2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6]-2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7]-2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8]-2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39]-2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0]-2"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Quarter circle</text:p>
          </table:table-cell>
          <table:table-cell office:value-type="string" calcext:value-type="string">
            <text:p>sqrt(2*r*x-x*x)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1]-2" office:value-type="float" office:value="17" calcext:value-type="float">
            <text:p>17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 rounde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2]-2"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QRT(32*[.I43]-[.I43]*[.I43])" office:value-type="float" office:value="5.56776436283002" calcext:value-type="float">
            <text:p>5,56776436283002</text:p>
          </table:table-cell>
          <table:table-cell table:formula="of:=ROUND([.J43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3]-2" office:value-type="float" office:value="13" calcext:value-type="float">
            <text:p>1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QRT(32*[.I44]-[.I44]*[.I44])" office:value-type="float" office:value="7.74596669241483" calcext:value-type="float">
            <text:p>7,74596669241483</text:p>
          </table:table-cell>
          <table:table-cell table:formula="of:=ROUND([.J44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4]-2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QRT(32*[.I45]-[.I45]*[.I45])" office:value-type="float" office:value="9.32737905308882" calcext:value-type="float">
            <text:p>9,32737905308882</text:p>
          </table:table-cell>
          <table:table-cell table:formula="of:=ROUND([.J45]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5]-2" office:value-type="float" office:value="9" calcext:value-type="float">
            <text:p>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QRT(32*[.I46]-[.I46]*[.I46])" office:value-type="float" office:value="10.5830052442584" calcext:value-type="float">
            <text:p>10,5830052442584</text:p>
          </table:table-cell>
          <table:table-cell table:formula="of:=ROUND([.J46]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6]-2"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SQRT(32*[.I47]-[.I47]*[.I47])" office:value-type="float" office:value="11.6189500386223" calcext:value-type="float">
            <text:p>11,6189500386223</text:p>
          </table:table-cell>
          <table:table-cell table:formula="of:=ROUND([.J47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7]-2"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formula="of:=SQRT(32*[.I48]-[.I48]*[.I48])" office:value-type="float" office:value="12.4899959967968" calcext:value-type="float">
            <text:p>12,4899959967968</text:p>
          </table:table-cell>
          <table:table-cell table:formula="of:=ROUND([.J48]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8]-2"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formula="of:=SQRT(32*[.I49]-[.I49]*[.I49])" office:value-type="float" office:value="13.228756555323" calcext:value-type="float">
            <text:p>13,228756555323</text:p>
          </table:table-cell>
          <table:table-cell table:formula="of:=ROUND([.J49]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49]-2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formula="of:=SQRT(32*[.I50]-[.I50]*[.I50])" office:value-type="float" office:value="13.856406460551" calcext:value-type="float">
            <text:p>13,856406460551</text:p>
          </table:table-cell>
          <table:table-cell table:formula="of:=ROUND([.J50];0)" office:value-type="float" office:value="14" calcext:value-type="float">
            <text:p>14</text:p>
          </table:table-cell>
        </table:table-row>
        <table:table-row table:style-name="ro1">
          <table:table-cell table:formula="of:=[.A50]-1" office:value-type="float" office:value="199" calcext:value-type="float">
            <text:p>199</text:p>
          </table:table-cell>
          <table:table-cell table:formula="of:=[.B50]-2" office:value-type="float" office:value="-1" calcext:value-type="float">
            <text:p>-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SQRT(32*[.I51]-[.I51]*[.I51])" office:value-type="float" office:value="14.3874945699382" calcext:value-type="float">
            <text:p>14,3874945699382</text:p>
          </table:table-cell>
          <table:table-cell table:formula="of:=ROUND([.J51];0)" office:value-type="float" office:value="14" calcext:value-type="float">
            <text:p>14</text:p>
          </table:table-cell>
        </table:table-row>
        <table:table-row table:style-name="ro1">
          <table:table-cell table:formula="of:=[.A51]-1" office:value-type="float" office:value="198" calcext:value-type="float">
            <text:p>198</text:p>
          </table:table-cell>
          <table:table-cell table:formula="of:=[.B51]-2" office:value-type="float" office:value="-3" calcext:value-type="float">
            <text:p>-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SQRT(32*[.I52]-[.I52]*[.I52])" office:value-type="float" office:value="14.8323969741913" calcext:value-type="float">
            <text:p>14,8323969741913</text:p>
          </table:table-cell>
          <table:table-cell table:formula="of:=ROUND([.J52];0)" office:value-type="float" office:value="15" calcext:value-type="float">
            <text:p>15</text:p>
          </table:table-cell>
        </table:table-row>
        <table:table-row table:style-name="ro1">
          <table:table-cell table:formula="of:=[.A52]-1" office:value-type="float" office:value="197" calcext:value-type="float">
            <text:p>197</text:p>
          </table:table-cell>
          <table:table-cell table:formula="of:=[.B52]-1" office:value-type="float" office:value="-4" calcext:value-type="float">
            <text:p>-4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formula="of:=SQRT(32*[.I53]-[.I53]*[.I53])" office:value-type="float" office:value="15.1986841535707" calcext:value-type="float">
            <text:p>15,1986841535707</text:p>
          </table:table-cell>
          <table:table-cell table:formula="of:=ROUND([.J53];0)" office:value-type="float" office:value="15" calcext:value-type="float">
            <text:p>15</text:p>
          </table:table-cell>
        </table:table-row>
        <table:table-row table:style-name="ro1">
          <table:table-cell table:formula="of:=[.A53]-1" office:value-type="float" office:value="196" calcext:value-type="float">
            <text:p>196</text:p>
          </table:table-cell>
          <table:table-cell table:formula="of:=[.B53]-1" office:value-type="float" office:value="-5" calcext:value-type="float">
            <text:p>-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formula="of:=SQRT(32*[.I54]-[.I54]*[.I54])" office:value-type="float" office:value="15.4919333848297" calcext:value-type="float">
            <text:p>15,4919333848297</text:p>
          </table:table-cell>
          <table:table-cell table:formula="of:=ROUND([.J54];0)" office:value-type="float" office:value="15" calcext:value-type="float">
            <text:p>15</text:p>
          </table:table-cell>
        </table:table-row>
        <table:table-row table:style-name="ro1">
          <table:table-cell table:formula="of:=[.A54]-1" office:value-type="float" office:value="195" calcext:value-type="float">
            <text:p>195</text:p>
          </table:table-cell>
          <table:table-cell table:formula="of:=[.B54]" office:value-type="float" office:value="-5" calcext:value-type="float">
            <text:p>-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formula="of:=SQRT(32*[.I55]-[.I55]*[.I55])" office:value-type="float" office:value="15.7162336455017" calcext:value-type="float">
            <text:p>15,7162336455017</text:p>
          </table:table-cell>
          <table:table-cell table:formula="of:=ROUND([.J55];0)" office:value-type="float" office:value="16" calcext:value-type="float">
            <text:p>16</text:p>
          </table:table-cell>
        </table:table-row>
        <table:table-row table:style-name="ro1">
          <table:table-cell table:formula="of:=[.A55]-1" office:value-type="float" office:value="194" calcext:value-type="float">
            <text:p>194</text:p>
          </table:table-cell>
          <table:table-cell table:formula="of:=[.B55]-1" office:value-type="float" office:value="-6" calcext:value-type="float">
            <text:p>-6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formula="of:=SQRT(32*[.I56]-[.I56]*[.I56])" office:value-type="float" office:value="15.8745078663875" calcext:value-type="float">
            <text:p>15,8745078663875</text:p>
          </table:table-cell>
          <table:table-cell table:formula="of:=ROUND([.J56];0)" office:value-type="float" office:value="16" calcext:value-type="float">
            <text:p>16</text:p>
          </table:table-cell>
        </table:table-row>
        <table:table-row table:style-name="ro1">
          <table:table-cell table:formula="of:=[.A56]-1" office:value-type="float" office:value="193" calcext:value-type="float">
            <text:p>193</text:p>
          </table:table-cell>
          <table:table-cell table:formula="of:=[.B56]-1" office:value-type="float" office:value="-7" calcext:value-type="float">
            <text:p>-7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formula="of:=SQRT(32*[.I57]-[.I57]*[.I57])" office:value-type="float" office:value="15.9687194226713" calcext:value-type="float">
            <text:p>15,9687194226713</text:p>
          </table:table-cell>
          <table:table-cell table:formula="of:=ROUND([.J57];0)" office:value-type="float" office:value="16" calcext:value-type="float">
            <text:p>16</text:p>
          </table:table-cell>
        </table:table-row>
        <table:table-row table:style-name="ro1">
          <table:table-cell table:formula="of:=[.A57]-1" office:value-type="float" office:value="192" calcext:value-type="float">
            <text:p>192</text:p>
          </table:table-cell>
          <table:table-cell table:formula="of:=[.B57]" office:value-type="float" office:value="-7" calcext:value-type="float">
            <text:p>-7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SQRT(32*[.I58]-[.I58]*[.I58])" office:value-type="float" office:value="16" calcext:value-type="float">
            <text:p>16</text:p>
          </table:table-cell>
          <table:table-cell table:formula="of:=ROUND([.J58];0)" office:value-type="float" office:value="16" calcext:value-type="float">
            <text:p>16</text:p>
          </table:table-cell>
        </table:table-row>
        <table:table-row table:style-name="ro1">
          <table:table-cell table:formula="of:=[.A58]-1" office:value-type="float" office:value="191" calcext:value-type="float">
            <text:p>191</text:p>
          </table:table-cell>
          <table:table-cell table:formula="of:=[.B58]-1"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 table:formula="of:=[.A59]-1" office:value-type="float" office:value="190" calcext:value-type="float">
            <text:p>190</text:p>
          </table:table-cell>
          <table:table-cell table:formula="of:=[.B59]"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 table:formula="of:=[.A60]-1" office:value-type="float" office:value="189" calcext:value-type="float">
            <text:p>189</text:p>
          </table:table-cell>
          <table:table-cell table:formula="of:=[.B60]" office:value-type="float" office:value="-8" calcext:value-type="float">
            <text:p>-8</text:p>
          </table:table-cell>
          <table:table-cell table:number-columns-repeated="9"/>
        </table:table-row>
        <table:table-row table:style-name="ro1">
          <table:table-cell table:formula="of:=[.A61]-1" office:value-type="float" office:value="188" calcext:value-type="float">
            <text:p>188</text:p>
          </table:table-cell>
          <table:table-cell table:formula="of:=[.B61]-1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2]-1" office:value-type="float" office:value="187" calcext:value-type="float">
            <text:p>187</text:p>
          </table:table-cell>
          <table:table-cell table:formula="of:=[.B6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3]-1" office:value-type="float" office:value="186" calcext:value-type="float">
            <text:p>186</text:p>
          </table:table-cell>
          <table:table-cell table:formula="of:=[.B6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4]-4" office:value-type="float" office:value="182" calcext:value-type="float">
            <text:p>182</text:p>
          </table:table-cell>
          <table:table-cell table:formula="of:=[.B6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5]-4" office:value-type="float" office:value="178" calcext:value-type="float">
            <text:p>178</text:p>
          </table:table-cell>
          <table:table-cell table:formula="of:=[.B6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6]-4" office:value-type="float" office:value="174" calcext:value-type="float">
            <text:p>174</text:p>
          </table:table-cell>
          <table:table-cell table:formula="of:=[.B6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7]-4" office:value-type="float" office:value="170" calcext:value-type="float">
            <text:p>170</text:p>
          </table:table-cell>
          <table:table-cell table:formula="of:=[.B6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8]-4" office:value-type="float" office:value="166" calcext:value-type="float">
            <text:p>166</text:p>
          </table:table-cell>
          <table:table-cell table:formula="of:=[.B6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69]-4" office:value-type="float" office:value="162" calcext:value-type="float">
            <text:p>162</text:p>
          </table:table-cell>
          <table:table-cell table:formula="of:=[.B6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0]-4" office:value-type="float" office:value="158" calcext:value-type="float">
            <text:p>158</text:p>
          </table:table-cell>
          <table:table-cell table:formula="of:=[.B7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1]-4" office:value-type="float" office:value="154" calcext:value-type="float">
            <text:p>154</text:p>
          </table:table-cell>
          <table:table-cell table:formula="of:=[.B7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2]-4" office:value-type="float" office:value="150" calcext:value-type="float">
            <text:p>150</text:p>
          </table:table-cell>
          <table:table-cell table:formula="of:=[.B7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3]-4" office:value-type="float" office:value="146" calcext:value-type="float">
            <text:p>146</text:p>
          </table:table-cell>
          <table:table-cell table:formula="of:=[.B7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4]-4" office:value-type="float" office:value="142" calcext:value-type="float">
            <text:p>142</text:p>
          </table:table-cell>
          <table:table-cell table:formula="of:=[.B7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5]-4" office:value-type="float" office:value="138" calcext:value-type="float">
            <text:p>138</text:p>
          </table:table-cell>
          <table:table-cell table:formula="of:=[.B7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6]-4" office:value-type="float" office:value="134" calcext:value-type="float">
            <text:p>134</text:p>
          </table:table-cell>
          <table:table-cell table:formula="of:=[.B7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7]-4" office:value-type="float" office:value="130" calcext:value-type="float">
            <text:p>130</text:p>
          </table:table-cell>
          <table:table-cell table:formula="of:=[.B7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8]-4" office:value-type="float" office:value="126" calcext:value-type="float">
            <text:p>126</text:p>
          </table:table-cell>
          <table:table-cell table:formula="of:=[.B7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79]-4" office:value-type="float" office:value="122" calcext:value-type="float">
            <text:p>122</text:p>
          </table:table-cell>
          <table:table-cell table:formula="of:=[.B7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0]-4" office:value-type="float" office:value="118" calcext:value-type="float">
            <text:p>118</text:p>
          </table:table-cell>
          <table:table-cell table:formula="of:=[.B8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1]-4" office:value-type="float" office:value="114" calcext:value-type="float">
            <text:p>114</text:p>
          </table:table-cell>
          <table:table-cell table:formula="of:=[.B8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2]-4" office:value-type="float" office:value="110" calcext:value-type="float">
            <text:p>110</text:p>
          </table:table-cell>
          <table:table-cell table:formula="of:=[.B8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3]-4" office:value-type="float" office:value="106" calcext:value-type="float">
            <text:p>106</text:p>
          </table:table-cell>
          <table:table-cell table:formula="of:=[.B8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4]-4" office:value-type="float" office:value="102" calcext:value-type="float">
            <text:p>102</text:p>
          </table:table-cell>
          <table:table-cell table:formula="of:=[.B8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5]-4" office:value-type="float" office:value="98" calcext:value-type="float">
            <text:p>98</text:p>
          </table:table-cell>
          <table:table-cell table:formula="of:=[.B8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6]-4" office:value-type="float" office:value="94" calcext:value-type="float">
            <text:p>94</text:p>
          </table:table-cell>
          <table:table-cell table:formula="of:=[.B8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7]-4" office:value-type="float" office:value="90" calcext:value-type="float">
            <text:p>90</text:p>
          </table:table-cell>
          <table:table-cell table:formula="of:=[.B8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8]-4" office:value-type="float" office:value="86" calcext:value-type="float">
            <text:p>86</text:p>
          </table:table-cell>
          <table:table-cell table:formula="of:=[.B8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89]-4" office:value-type="float" office:value="82" calcext:value-type="float">
            <text:p>82</text:p>
          </table:table-cell>
          <table:table-cell table:formula="of:=[.B8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0]-4" office:value-type="float" office:value="78" calcext:value-type="float">
            <text:p>78</text:p>
          </table:table-cell>
          <table:table-cell table:formula="of:=[.B9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1]-4" office:value-type="float" office:value="74" calcext:value-type="float">
            <text:p>74</text:p>
          </table:table-cell>
          <table:table-cell table:formula="of:=[.B9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2]-4" office:value-type="float" office:value="70" calcext:value-type="float">
            <text:p>70</text:p>
          </table:table-cell>
          <table:table-cell table:formula="of:=[.B9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3]-4" office:value-type="float" office:value="66" calcext:value-type="float">
            <text:p>66</text:p>
          </table:table-cell>
          <table:table-cell table:formula="of:=[.B9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4]-4" office:value-type="float" office:value="62" calcext:value-type="float">
            <text:p>62</text:p>
          </table:table-cell>
          <table:table-cell table:formula="of:=[.B9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5]-4" office:value-type="float" office:value="58" calcext:value-type="float">
            <text:p>58</text:p>
          </table:table-cell>
          <table:table-cell table:formula="of:=[.B9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6]-4" office:value-type="float" office:value="54" calcext:value-type="float">
            <text:p>54</text:p>
          </table:table-cell>
          <table:table-cell table:formula="of:=[.B9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7]-4" office:value-type="float" office:value="50" calcext:value-type="float">
            <text:p>50</text:p>
          </table:table-cell>
          <table:table-cell table:formula="of:=[.B9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8]-4" office:value-type="float" office:value="46" calcext:value-type="float">
            <text:p>46</text:p>
          </table:table-cell>
          <table:table-cell table:formula="of:=[.B9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99]-4" office:value-type="float" office:value="42" calcext:value-type="float">
            <text:p>42</text:p>
          </table:table-cell>
          <table:table-cell table:formula="of:=[.B9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0]-4" office:value-type="float" office:value="38" calcext:value-type="float">
            <text:p>38</text:p>
          </table:table-cell>
          <table:table-cell table:formula="of:=[.B10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1]-4" office:value-type="float" office:value="34" calcext:value-type="float">
            <text:p>34</text:p>
          </table:table-cell>
          <table:table-cell table:formula="of:=[.B10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2]-4" office:value-type="float" office:value="30" calcext:value-type="float">
            <text:p>30</text:p>
          </table:table-cell>
          <table:table-cell table:formula="of:=[.B10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3]-4" office:value-type="float" office:value="26" calcext:value-type="float">
            <text:p>26</text:p>
          </table:table-cell>
          <table:table-cell table:formula="of:=[.B10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4]-4" office:value-type="float" office:value="22" calcext:value-type="float">
            <text:p>22</text:p>
          </table:table-cell>
          <table:table-cell table:formula="of:=[.B10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5]-4" office:value-type="float" office:value="18" calcext:value-type="float">
            <text:p>18</text:p>
          </table:table-cell>
          <table:table-cell table:formula="of:=[.B10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6]-4" office:value-type="float" office:value="14" calcext:value-type="float">
            <text:p>14</text:p>
          </table:table-cell>
          <table:table-cell table:formula="of:=[.B10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7]-4" office:value-type="float" office:value="10" calcext:value-type="float">
            <text:p>10</text:p>
          </table:table-cell>
          <table:table-cell table:formula="of:=[.B10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8]-4" office:value-type="float" office:value="6" calcext:value-type="float">
            <text:p>6</text:p>
          </table:table-cell>
          <table:table-cell table:formula="of:=[.B10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09]-4" office:value-type="float" office:value="2" calcext:value-type="float">
            <text:p>2</text:p>
          </table:table-cell>
          <table:table-cell table:formula="of:=[.B10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0]-4" office:value-type="float" office:value="-2" calcext:value-type="float">
            <text:p>-2</text:p>
          </table:table-cell>
          <table:table-cell table:formula="of:=[.B11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1]-4" office:value-type="float" office:value="-6" calcext:value-type="float">
            <text:p>-6</text:p>
          </table:table-cell>
          <table:table-cell table:formula="of:=[.B11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2]-4" office:value-type="float" office:value="-10" calcext:value-type="float">
            <text:p>-10</text:p>
          </table:table-cell>
          <table:table-cell table:formula="of:=[.B11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3]-4" office:value-type="float" office:value="-14" calcext:value-type="float">
            <text:p>-14</text:p>
          </table:table-cell>
          <table:table-cell table:formula="of:=[.B11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4]-4" office:value-type="float" office:value="-18" calcext:value-type="float">
            <text:p>-18</text:p>
          </table:table-cell>
          <table:table-cell table:formula="of:=[.B11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5]-4" office:value-type="float" office:value="-22" calcext:value-type="float">
            <text:p>-22</text:p>
          </table:table-cell>
          <table:table-cell table:formula="of:=[.B11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6]-4" office:value-type="float" office:value="-26" calcext:value-type="float">
            <text:p>-26</text:p>
          </table:table-cell>
          <table:table-cell table:formula="of:=[.B11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7]-4" office:value-type="float" office:value="-30" calcext:value-type="float">
            <text:p>-30</text:p>
          </table:table-cell>
          <table:table-cell table:formula="of:=[.B11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8]-4" office:value-type="float" office:value="-34" calcext:value-type="float">
            <text:p>-34</text:p>
          </table:table-cell>
          <table:table-cell table:formula="of:=[.B11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19]-4" office:value-type="float" office:value="-38" calcext:value-type="float">
            <text:p>-38</text:p>
          </table:table-cell>
          <table:table-cell table:formula="of:=[.B11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0]-4" office:value-type="float" office:value="-42" calcext:value-type="float">
            <text:p>-42</text:p>
          </table:table-cell>
          <table:table-cell table:formula="of:=[.B12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1]-4" office:value-type="float" office:value="-46" calcext:value-type="float">
            <text:p>-46</text:p>
          </table:table-cell>
          <table:table-cell table:formula="of:=[.B12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2]-4" office:value-type="float" office:value="-50" calcext:value-type="float">
            <text:p>-50</text:p>
          </table:table-cell>
          <table:table-cell table:formula="of:=[.B12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3]-4" office:value-type="float" office:value="-54" calcext:value-type="float">
            <text:p>-54</text:p>
          </table:table-cell>
          <table:table-cell table:formula="of:=[.B12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4]-4" office:value-type="float" office:value="-58" calcext:value-type="float">
            <text:p>-58</text:p>
          </table:table-cell>
          <table:table-cell table:formula="of:=[.B124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5]-4" office:value-type="float" office:value="-62" calcext:value-type="float">
            <text:p>-62</text:p>
          </table:table-cell>
          <table:table-cell table:formula="of:=[.B125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6]-4" office:value-type="float" office:value="-66" calcext:value-type="float">
            <text:p>-66</text:p>
          </table:table-cell>
          <table:table-cell table:formula="of:=[.B12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7]-4" office:value-type="float" office:value="-70" calcext:value-type="float">
            <text:p>-70</text:p>
          </table:table-cell>
          <table:table-cell table:formula="of:=[.B127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8]-4" office:value-type="float" office:value="-74" calcext:value-type="float">
            <text:p>-74</text:p>
          </table:table-cell>
          <table:table-cell table:formula="of:=[.B128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29]-4" office:value-type="float" office:value="-78" calcext:value-type="float">
            <text:p>-78</text:p>
          </table:table-cell>
          <table:table-cell table:formula="of:=[.B129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30]-4" office:value-type="float" office:value="-82" calcext:value-type="float">
            <text:p>-82</text:p>
          </table:table-cell>
          <table:table-cell table:formula="of:=[.B130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31]-4" office:value-type="float" office:value="-86" calcext:value-type="float">
            <text:p>-86</text:p>
          </table:table-cell>
          <table:table-cell table:formula="of:=[.B131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32]-4" office:value-type="float" office:value="-90" calcext:value-type="float">
            <text:p>-90</text:p>
          </table:table-cell>
          <table:table-cell table:formula="of:=[.B132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33]-4" office:value-type="float" office:value="-94" calcext:value-type="float">
            <text:p>-94</text:p>
          </table:table-cell>
          <table:table-cell table:formula="of:=[.B133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formula="of:=[.A134]-4" office:value-type="float" office:value="-98" calcext:value-type="float">
            <text:p>-98</text:p>
          </table:table-cell>
          <table:table-cell table:formula="of:=[.B134]" office:value-type="float" office:value="-9" calcext:value-type="float">
            <text:p>-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2:59:43.116447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22T13:54:44.013130142</dc:date>
    <meta:editing-duration>PT5H39M1S</meta:editing-duration>
    <meta:editing-cycles>25</meta:editing-cycles>
    <meta:generator>LibreOffice/7.6.4.1$MacOSX_X86_64 LibreOffice_project/e19e193f88cd6c0525a17fb7a176ed8e6a3e2aa1</meta:generator>
    <meta:document-statistic meta:table-count="1" meta:cell-count="32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35" svg:x="0.985cm" svg:y="0.314cm" svg:width="47.319cm" svg:height="15.083cm">
          <chart:coordinate-region svg:x="1.327cm" svg:y="0.314cm" svg:width="46.693cm" svg:height="14.8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5" chart:class="chart:scatter">
            <chart:domain table:cell-range-address="Sheet1.A2:Sheet1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2:Sheet1.A135</svg:desc>
                </draw:g>
              </table:table-cell>
              <table:table-cell office:value-type="float" office:value="120">
                <text:p>120</text:p>
                <draw:g>
                  <svg:desc>Sheet1.B2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">
                <text:p>2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8">
                <text:p>19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">
                <text:p>19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">
                <text:p>19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">
                <text:p>1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4">
                <text:p>1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3">
                <text:p>1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2">
                <text:p>19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1">
                <text:p>19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0">
                <text:p>19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9">
                <text:p>18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8">
                <text:p>18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7">
                <text:p>18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2">
                <text:p>1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">
                <text:p>1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">
                <text:p>17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">
                <text:p>17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8">
                <text:p>1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4">
                <text:p>15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">
                <text:p>15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2">
                <text:p>1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">
                <text:p>1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4">
                <text:p>1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">
                <text:p>1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">
                <text:p>1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2">
                <text:p>1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">
                <text:p>1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">
                <text:p>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">
                <text:p>9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">
                <text:p>7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">
                <text:p>6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">
                <text:p>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">
                <text:p>5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">
                <text:p>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">
                <text:p>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">
                <text:p>-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">
                <text:p>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8">
                <text:p>-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2">
                <text:p>-2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">
                <text:p>-2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0">
                <text:p>-3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4">
                <text:p>-3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8">
                <text:p>-3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2">
                <text:p>-4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6">
                <text:p>-4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0">
                <text:p>-5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4">
                <text:p>-5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8">
                <text:p>-5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2">
                <text:p>-6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6">
                <text:p>-6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70">
                <text:p>-7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4">
                <text:p>-7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8">
                <text:p>-7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2">
                <text:p>-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6">
                <text:p>-8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90">
                <text:p>-9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94">
                <text:p>-9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8">
                <text:p>-98</text:p>
              </table:table-cell>
              <table:table-cell office:value-type="float" office:value="-9">
                <text:p>-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